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master-page-name="Standard">
      <style:paragraph-properties fo:margin-left="0cm" fo:margin-right="0cm" fo:margin-top="0cm" fo:margin-bottom="0cm" fo:line-height="100%" fo:text-align="center" style:justify-single-word="false"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cm" fo:margin-right="0cm" fo:margin-top="0cm" fo:margin-bottom="0.353cm" fo:line-height="115%" fo:text-align="justify" style:justify-single-word="false" fo:text-indent="0cm" style:auto-text-indent="false" fo:break-before="auto" fo:break-after="auto" style:writing-mode="lr-tb"/>
      <style:text-properties style:font-name="Arial"/>
    </style:style>
    <style:style style:name="P4" style:family="paragraph" style:parent-style-name="Standard">
      <style:paragraph-properties fo:margin-left="0cm" fo:margin-right="0cm" fo:margin-top="0cm" fo:margin-bottom="0.353cm" fo:line-height="115%" fo:text-align="justify" style:justify-single-word="false" fo:text-indent="0cm" style:auto-text-indent="false" style:writing-mode="lr-tb"/>
      <style:text-properties style:font-name="Arial"/>
    </style:style>
    <style:style style:name="P5" style:family="paragraph" style:parent-style-name="Standard">
      <style:paragraph-properties fo:text-align="justify" style:justify-single-word="false" fo:break-before="auto" fo:break-after="auto" style:writing-mode="lr-tb"/>
      <style:text-properties style:font-name="Arial"/>
    </style:style>
    <style:style style:name="P6" style:family="paragraph" style:parent-style-name="Standard">
      <style:paragraph-properties fo:text-align="justify" style:justify-single-word="false" style:writing-mode="lr-tb"/>
      <style:text-properties style:font-name="Arial"/>
    </style:style>
    <style:style style:name="P7" style:family="paragraph" style:parent-style-name="Standard" style:master-page-name="Standard">
      <style:paragraph-properties fo:text-align="justify" style:justify-single-word="false" style:page-number="auto" fo:break-before="auto" fo:break-after="auto" style:writing-mode="lr-tb"/>
      <style:text-properties style:font-name="Arial"/>
    </style:style>
    <style:style style:name="P8" style:family="paragraph" style:parent-style-name="Heading_20_1">
      <style:paragraph-properties fo:margin-left="0cm" fo:margin-right="0cm" fo:text-align="justify" style:justify-single-word="false" fo:text-indent="1.27cm" style:auto-text-indent="false" fo:break-before="auto" fo:break-after="auto" style:writing-mode="lr-tb"/>
      <style:text-properties style:font-name="Arial"/>
    </style:style>
    <style:style style:name="P9" style:family="paragraph" style:parent-style-name="Heading_20_1" style:list-style-name="">
      <style:paragraph-properties fo:margin-top="0cm" fo:margin-bottom="0cm" fo:line-height="100%" fo:text-align="justify" style:justify-single-word="false" fo:orphans="2" fo:widows="2" fo:break-before="auto" fo:break-after="auto" style:writing-mode="lr-tb"/>
      <style:text-properties style:font-name="Arial"/>
    </style:style>
    <style:style style:name="P10" style:family="paragraph" style:parent-style-name="Heading_20_1">
      <style:paragraph-properties fo:margin-top="0cm" fo:margin-bottom="0cm" fo:text-align="justify" style:justify-single-word="false" fo:break-before="auto" fo:break-after="auto" style:writing-mode="lr-tb"/>
      <style:text-properties style:font-name="Arial"/>
    </style:style>
    <style:style style:name="P11" style:family="paragraph" style:parent-style-name="Heading_20_1">
      <style:paragraph-properties fo:margin-top="0cm" fo:margin-bottom="0cm" fo:text-align="justify" style:justify-single-word="false" fo:break-before="page" style:writing-mode="lr-tb"/>
      <style:text-properties style:font-name="Arial"/>
    </style:style>
    <style:style style:name="P12" style:family="paragraph" style:parent-style-name="Heading_20_1">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style:style>
    <style:style style:name="P13" style:family="paragraph" style:parent-style-name="Heading_20_3">
      <style:paragraph-properties fo:text-align="justify" style:justify-single-word="false" fo:break-before="auto" fo:break-after="auto" style:writing-mode="lr-tb"/>
      <style:text-properties style:font-name="Arial"/>
    </style:style>
    <style:style style:name="T1" style:family="text">
      <style:text-properties style:text-position="super 58%" fo:font-size="14pt" style:font-name-asian="Arial" style:font-size-asian="14pt" style:font-name-complex="Arial" style:font-size-complex="14pt"/>
    </style:style>
    <style:style style:name="T2" style:family="text">
      <style:text-properties fo:font-style="italic" style:font-style-asian="italic" style:font-style-complex="italic"/>
    </style:style>
    <style:style style:name="T3" style:family="text">
      <style:text-properties fo:font-size="12pt" fo:font-weight="bold" style:font-name-asian="Arial" style:font-size-asian="12pt" style:font-weight-asian="bold" style:font-name-complex="Arial" style:font-size-complex="12pt" style:font-weight-complex="bold"/>
    </style:style>
    <style:style style:name="T4" style:family="text">
      <style:text-properties fo:font-size="10pt" style:font-name-asian="Arial" style:font-size-asian="10pt" style:font-name-complex="Arial" style:font-size-complex="10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Information</text:span><text:span text:style-name="T3"> </text:span><text:span text:style-name="T3">Retrival</text:span></text:p>
      <text:p text:style-name="P3"><text:span text:style-name="T4">By</text:span><text:span text:style-name="T4"> </text:span><text:span text:style-name="T4">Peter</text:span><text:span text:style-name="T4"> </text:span><text:span text:style-name="T4">Armstrong</text:span></text:p>
      <text:h text:style-name="P8" text:outline-level="10"><text:bookmark text:name="h.ckpbg0fu7vwf"/>Abstract</text:h>
      <text:p text:style-name="P5"/>
      <text:p text:style-name="P6"/>
      <text:p text:style-name="P6"/>
      <text:p text:style-name="P6"/>
      <text:p text:style-name="P6"/>
      <text:h text:style-name="P10" text:outline-level="10"><text:bookmark text:name="h.m5ypcgkpejgy"/>Introduction</text:h>
      <text:p text:style-name="P5">Searching a file for a word is a fundamental computing operation. There is a file searching tool built in to every operating system and efficient search is vital to the internet. </text:p>
      <text:p text:style-name="P5">Knuth (1998) states that “searching is the most time consuming part of many programs, and the substitution of a good search method for a bad one often leads to a substantial increase in speed”.</text:p>
      <text:p text:style-name="P5">There <text:s/>has been extensive work done in the field of search and many companies consider their search algorithms a trade secret. There are also open-source search systems such as the Apache Lucene library (lucene.apache.org)</text:p>
      <text:p text:style-name="P5"/>
      <text:h text:style-name="P12" text:outline-level="10"><text:bookmark text:name="h.v11qx3hkv96c"/>Background/Theory</text:h>
      <text:p text:style-name="P5">There are many ways to approach this problem but two will be discussed in detail:</text:p>
      <text:h text:style-name="P13" text:outline-level="10"><text:bookmark text:name="h.ob9me8hx9vcn"/>Forwards Indexing</text:h>
      <text:p text:style-name="P5">A map structure would be used with the document names being stored as the keys and the words in the document stored as values associated with the keys. The advantage of this method is that it is simple and quick to add new files to the index. <text:s/>Adding a file to the index has constant complexity.</text:p>
      <text:p text:style-name="P5">To search for a word using this system, each key-value pair must be accessed to see if the document contains the word being searched for. The complexity is directly proportional to the size of the document being searched. It is also directly proportional to the number of search terms. This results in a complexity of O(n) when searching for one word, and O(n<text:span text:style-name="T1">2</text:span>) when searching for <text:s/>more than one word.</text:p>
      <text:p text:style-name="P5">Because adding a file to the index is quick, this method is suitable for searches when the files to be searched change regularly. The disadvantage of this method is the time complexity is high when searching a large number of files, and increases quickly if a number of terms are to be searched for.</text:p>
      <text:h text:style-name="P13" text:outline-level="10"><text:bookmark text:name="h.npi7v1thte5j"/>Inverted Index</text:h>
      <text:p text:style-name="P5">An alternative way to search is by using an inverted index. This involves creating an index of all the words that are contained in each file to be searched. Each word is saved with a list of files that contain this word.</text:p>
      <text:p text:style-name="P5">The complexity of the initial indexing of the files to be searched is linearly proportional to both the number of files and the number of words contained in the files. The initial indexing of the dataset </text:p>
      <text:p text:style-name="P5">Searching for a word using this system is fast as the words can be directly accessed and their respective values can be shown. </text:p>
      <text:p text:style-name="P6">The result set can then be sorted as a collection. According to the Java API, complexity of the sorting of the results is O(nlogn). As the number of results is likely to be much less than the number of files in the total data set, the sorting operation is typically very fast.</text:p>
      <text:p text:style-name="P6"><text:s/>http://docs.oracle.com/javase/1.4.2/docs/api/java/util/Collections.html#sort%28java.util.List%29.</text:p>
      <text:p text:style-name="P5"/>
      <text:h text:style-name="P12" text:outline-level="10"><text:bookmark text:name="h.ysn2h7kz6xlh"/>Method </text:h>
      <text:h text:style-name="P13" text:outline-level="10"><text:bookmark text:name="h.szr6nqwl73mc"/>Indexing</text:h>
      <text:p text:style-name="P3"><text:soft-page-break/>The method chosen for this paper was an inverted index. When the files to be searched are chosen, the files are each opened. Each new word found in the file is added to a map structure as the key. The location of each file that contains that word is then added to the bucket relating to that key. The bucket is implemented using a list structure. </text:p>
      <text:h text:style-name="P13" text:outline-level="10"><text:bookmark text:name="h.obfoho3mne9m"/>Searching</text:h>
      <text:p text:style-name="P3">The list of search terms is iterated through. For each term, <text:s/>the corresponding map entry is accessed using the search term as the key, and the list of values is returned and added to a list structure. This list is then examined to find the frequency of the values in the list - ie. which file contains the most occurrences of the search terms. The files are then added to a map structure as key and their frequency is added as the corresponding value.<text:line-break/>The map structure is then sorted based on it’s values.</text:p>
      <text:h text:style-name="P12" text:outline-level="10"><text:bookmark text:name="h.wvc7ndvcdy6v"/>Results</text:h>
      <text:p text:style-name="P5">Both indexing and searching performance was tested for a variety of different cases.</text:p>
      <text:p text:style-name="P5">Indexing time vs File Size</text:p>
      <text:p text:style-name="P5">Single files of different words were indexed and the time taken to index them was recorded. The graph shows that the time taken to index increases linearly with file size.</text:p>
      <text:p text:style-name="P6"><draw:frame draw:style-name="fr1" draw:name="Object1" text:anchor-type="paragraph" svg:x="-2.138cm" svg:y="0cm" svg:width="10.49cm" svg:height="6.311cm" draw:z-index="0"><draw:object xlink:href="./Object 1" xlink:type="simple" xlink:show="embed" xlink:actuate="onLoad"/><draw:image xlink:href="./ObjectReplacements/Object 1" xlink:type="simple" xlink:show="embed" xlink:actuate="onLoad"/></draw:frame></text:p>
      <text:p text:style-name="P6"/>
      <text:p text:style-name="P6">Indexing time vs Number of Files</text:p>
      <text:p text:style-name="P6">Multiple files, each containing 500 words were indexed and the time taken to index them was plotted against the number of files being indexed. The graph shows that the time to index also increases linearly with the number of files.</text:p>
      <text:p text:style-name="P6"><draw:frame draw:style-name="fr1" draw:name="Object2" text:anchor-type="paragraph" svg:x="0.062cm" svg:y="-0.332cm" svg:width="9.319cm" svg:height="6.052cm" draw:z-index="1"><draw:object xlink:href="./Object 2" xlink:type="simple" xlink:show="embed" xlink:actuate="onLoad"/><draw:image xlink:href="./ObjectReplacements/Object 2" xlink:type="simple" xlink:show="embed" xlink:actuate="onLoad"/></draw:frame></text:p>
      <text:p text:style-name="P5"/>
      <text:p text:style-name="P6"/>
      <text:h text:style-name="P9" text:outline-level="10"/>
      <text:h text:style-name="P11" text:outline-level="10"><text:bookmark text:name="h.cbeu0bi3f0oz"/>Further Work</text:h>
      <text:p text:style-name="P3">Position of searchterm in file</text:p>
      <text:p text:style-name="P4">At the moment duplicate entries get an equal ranking boost as different words.</text:p>
      <text:h text:style-name="P10" text:outline-level="10"><text:bookmark text:name="h.j0q246sr953v"/>Bibliography</text:h>
      <text:p text:style-name="P5">Knuth, D. E. 1998 <text:span text:style-name="T2">The</text:span><text:span text:style-name="T2"> </text:span><text:span text:style-name="T2">Art</text:span><text:span text:style-name="T2"> </text:span><text:span text:style-name="T2">of</text:span><text:span text:style-name="T2"> </text:span><text:span text:style-name="T2">Computer</text:span><text:span text:style-name="T2"> </text:span><text:span text:style-name="T2">Programming</text:span><text:span text:style-name="T2">- </text:span><text:span text:style-name="T2">Searching</text:span><text:span text:style-name="T2"> </text:span><text:span text:style-name="T2">and</text:span><text:span text:style-name="T2"> </text:span><text:span text:style-name="T2">Sorting</text:span><text:span text:style-name="T2"> </text:span>2nd ed. Reading, Massachusetts. Addison Wesley Longman</text:p>
      <text:p text:style-name="P5"/>
      <text:p text:style-name="P5"/>
      <text:p text:style-name="P5">http://nlp.stanford.edu/IR-book/html/htmledition/a-first-take-at-building-an-inverted-index-1.html#fig:indexstart</text:p>
      <text:p text:style-name="P5">lucen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1.27cm" fo:margin-right="0cm" fo:margin-top="0.176cm" fo:margin-bottom="0.176cm" fo:line-height="100%" fo:text-indent="-0.635cm"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weight="bold" style:font-weight-asian="bold"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1Level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2Level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3Level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4Level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ist5Level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center" style:justify-single-word="false"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1.001cm" fo:page-height="29.7cm" style:num-format="1" style:print-orientation="portrait" fo:margin-top="2.54cm" fo:margin-bottom="1.249cm" fo:margin-left="2.041cm" fo:margin-right="2.041cm" fo:border="none" fo:padding="0cm" style:writing-mode="lr-tb" style:footnote-max-height="0cm">
        <style:columns fo:column-count="2" fo:column-gap="0.399cm">
          <style:column-sep style:width="0.009cm" style:color="#000000" style:height="100%" style:style="solid"/>
          <style:column style:rel-width="4512*" fo:start-indent="0cm" fo:end-indent="0.199cm"/>
          <style:column style:rel-width="4514*"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
    <meta:initial-creator/>
    <dc:creator>Peter Armstrong</dc:creator>
    <meta:editing-cycles>4</meta:editing-cycles>
    <dc:date>2012-05-02T15:37:19</dc:date>
    <meta:editing-duration>PT5M24S</meta:editing-duration>
    <meta:document-statistic meta:table-count="0" meta:image-count="0" meta:object-count="2" meta:page-count="3" meta:paragraph-count="38" meta:word-count="761" meta:character-count="4509" meta:non-whitespace-character-count="37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regression-type="linear"/>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489cm" svg:height="6.31cm" xlink:href="." xlink:type="simple" chart:class="chart:scatter" chart:style-name="ch1">
        <chart:title svg:x="2.832cm" svg:y="0.262cm" chart:style-name="ch2">
          <text:p>Index Time vs File Size</text:p>
        </chart:title>
        <chart:plot-area chart:style-name="ch3" chart:data-source-has-labels="both" svg:x="1.22cm" svg:y="1.419cm" svg:width="8.851cm" svg:height="3.784cm">
          <chartooo:coordinate-region svg:x="2.212cm" svg:y="1.618cm" svg:width="7.487cm" svg:height="2.938cm"/>
          <chart:axis chart:dimension="x" chart:name="primary-x" chart:style-name="ch4" chartooo:axis-type="auto">
            <chart:title svg:x="4.635cm" svg:y="5.329cm" chart:style-name="ch5">
              <text:p>File Size (kB)</text:p>
            </chart:title>
            <chart:categories table:cell-range-address="local-table.$A$2:.$A$8"/>
          </chart:axis>
          <chart:axis chart:dimension="y" chart:name="primary-y" chart:style-name="ch4">
            <chart:title svg:x="0.451cm" svg:y="4.083cm" chart:style-name="ch6">
              <text:p>Time (ms)</text:p>
            </chart:title>
            <chart:grid chart:style-name="ch7" chart:class="major"/>
          </chart:axis>
          <chart:series chart:style-name="ch8" chart:values-cell-range-address="local-table.$C$2:.$C$8" chart:label-cell-address="local-table.$C$1" chart:class="chart:scatter">
            <chart:domain table:cell-range-address="local-table.$B$2:.$B$8"/>
            <chart:regression-curve chart:style-name="ch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2765">
                <text:p>2765</text:p>
              </table:table-cell>
              <table:table-cell office:value-type="float" office:value="920">
                <text:p>920</text:p>
              </table:table-cell>
            </table:table-row>
            <table:table-row>
              <table:table-cell office:value-type="string">
                <text:p>2</text:p>
              </table:table-cell>
              <table:table-cell office:value-type="float" office:value="4.7">
                <text:p>4.7</text:p>
              </table:table-cell>
              <table:table-cell office:value-type="float" office:value="7">
                <text:p>7</text:p>
              </table:table-cell>
            </table:table-row>
            <table:table-row>
              <table:table-cell office:value-type="string">
                <text:p>3</text:p>
              </table:table-cell>
              <table:table-cell office:value-type="float" office:value="11.9">
                <text:p>11.9</text:p>
              </table:table-cell>
              <table:table-cell office:value-type="float" office:value="5">
                <text:p>5</text:p>
              </table:table-cell>
            </table:table-row>
            <table:table-row>
              <table:table-cell office:value-type="string">
                <text:p>4</text:p>
              </table:table-cell>
              <table:table-cell office:value-type="float" office:value="112.1">
                <text:p>112.1</text:p>
              </table:table-cell>
              <table:table-cell office:value-type="float" office:value="49">
                <text:p>49</text:p>
              </table:table-cell>
            </table:table-row>
            <table:table-row>
              <table:table-cell office:value-type="string">
                <text:p>5</text:p>
              </table:table-cell>
              <table:table-cell office:value-type="float" office:value="1945">
                <text:p>1945</text:p>
              </table:table-cell>
              <table:table-cell office:value-type="float" office:value="701">
                <text:p>701</text:p>
              </table:table-cell>
            </table:table-row>
            <table:table-row>
              <table:table-cell office:value-type="string">
                <text:p>6</text:p>
              </table:table-cell>
              <table:table-cell office:value-type="float" office:value="1024">
                <text:p>1024</text:p>
              </table:table-cell>
              <table:table-cell office:value-type="float" office:value="264">
                <text:p>264</text:p>
              </table:table-cell>
            </table:table-row>
            <table:table-row>
              <table:table-cell office:value-type="string">
                <text:p>7</text:p>
              </table:table-cell>
              <table:table-cell office:value-type="float" office:value="2252">
                <text:p>2252</text:p>
              </table:table-cell>
              <table:table-cell office:value-type="float" office:value="886">
                <text:p>8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regression-type="linear"/>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318cm" svg:height="6.051cm" xlink:href="." xlink:type="simple" chart:class="chart:scatter" chart:style-name="ch1">
        <chart:title svg:x="1.533cm" svg:y="0.257cm" chart:style-name="ch2">
          <text:p>Index Time vs Number of Files</text:p>
        </chart:title>
        <chart:plot-area chart:style-name="ch3" chart:data-source-has-labels="both" svg:x="1.197cm" svg:y="1.399cm" svg:width="7.749cm" svg:height="3.55cm">
          <chartooo:coordinate-region svg:x="2.189cm" svg:y="1.598cm" svg:width="6.477cm" svg:height="2.704cm"/>
          <chart:axis chart:dimension="x" chart:name="primary-x" chart:style-name="ch4" chartooo:axis-type="auto">
            <chart:title svg:x="3.876cm" svg:y="5.07cm" chart:style-name="ch5">
              <text:p>Number of Files</text:p>
            </chart:title>
            <chart:categories table:cell-range-address="local-table.$A$2:.$A$12"/>
          </chart:axis>
          <chart:axis chart:dimension="y" chart:name="primary-y" chart:style-name="ch4">
            <chart:title svg:x="0.451cm" svg:y="3.946cm" chart:style-name="ch6">
              <text:p>Time (ms)</text:p>
            </chart:title>
            <chart:grid chart:style-name="ch7" chart:class="major"/>
          </chart:axis>
          <chart:series chart:style-name="ch8" chart:values-cell-range-address="local-table.$C$2:.$C$12" chart:label-cell-address="local-table.$C$1" chart:class="chart:scatter">
            <chart:domain table:cell-range-address="local-table.$B$2:.$B$12"/>
            <chart:regression-curve chart:style-name="ch9"/>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row>
            <table:table-row>
              <table:table-cell office:value-type="string">
                <text:p>2</text:p>
              </table:table-cell>
              <table:table-cell office:value-type="float" office:value="2">
                <text:p>2</text:p>
              </table:table-cell>
              <table:table-cell office:value-type="float" office:value="4">
                <text:p>4</text:p>
              </table:table-cell>
            </table:table-row>
            <table:table-row>
              <table:table-cell office:value-type="string">
                <text:p>3</text:p>
              </table:table-cell>
              <table:table-cell office:value-type="float" office:value="8">
                <text:p>8</text:p>
              </table:table-cell>
              <table:table-cell office:value-type="float" office:value="26">
                <text:p>26</text:p>
              </table:table-cell>
            </table:table-row>
            <table:table-row>
              <table:table-cell office:value-type="string">
                <text:p>4</text:p>
              </table:table-cell>
              <table:table-cell office:value-type="float" office:value="12">
                <text:p>12</text:p>
              </table:table-cell>
              <table:table-cell office:value-type="float" office:value="32">
                <text:p>32</text:p>
              </table:table-cell>
            </table:table-row>
            <table:table-row>
              <table:table-cell office:value-type="string">
                <text:p>5</text:p>
              </table:table-cell>
              <table:table-cell office:value-type="float" office:value="24">
                <text:p>24</text:p>
              </table:table-cell>
              <table:table-cell office:value-type="float" office:value="53">
                <text:p>53</text:p>
              </table:table-cell>
            </table:table-row>
            <table:table-row>
              <table:table-cell office:value-type="string">
                <text:p>6</text:p>
              </table:table-cell>
              <table:table-cell office:value-type="float" office:value="60">
                <text:p>60</text:p>
              </table:table-cell>
              <table:table-cell office:value-type="float" office:value="120">
                <text:p>120</text:p>
              </table:table-cell>
            </table:table-row>
            <table:table-row>
              <table:table-cell office:value-type="string">
                <text:p>7</text:p>
              </table:table-cell>
              <table:table-cell office:value-type="float" office:value="120">
                <text:p>120</text:p>
              </table:table-cell>
              <table:table-cell office:value-type="float" office:value="234">
                <text:p>234</text:p>
              </table:table-cell>
            </table:table-row>
            <table:table-row>
              <table:table-cell office:value-type="string">
                <text:p>8</text:p>
              </table:table-cell>
              <table:table-cell office:value-type="float" office:value="240">
                <text:p>240</text:p>
              </table:table-cell>
              <table:table-cell office:value-type="float" office:value="543">
                <text:p>543</text:p>
              </table:table-cell>
            </table:table-row>
            <table:table-row>
              <table:table-cell office:value-type="string">
                <text:p>9</text:p>
              </table:table-cell>
              <table:table-cell office:value-type="float" office:value="390">
                <text:p>390</text:p>
              </table:table-cell>
              <table:table-cell office:value-type="float" office:value="692">
                <text:p>692</text:p>
              </table:table-cell>
            </table:table-row>
            <table:table-row>
              <table:table-cell office:value-type="string">
                <text:p>10</text:p>
              </table:table-cell>
              <table:table-cell office:value-type="float" office:value="504">
                <text:p>504</text:p>
              </table:table-cell>
              <table:table-cell office:value-type="float" office:value="1069">
                <text:p>1069</text:p>
              </table:table-cell>
            </table:table-row>
            <table:table-row>
              <table:table-cell office:value-type="string">
                <text:p>11</text:p>
              </table:table-cell>
              <table:table-cell office:value-type="float" office:value="474">
                <text:p>474</text:p>
              </table:table-cell>
              <table:table-cell office:value-type="float" office:value="1337">
                <text:p>133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